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mpositeTextExtractor.extractText( InputStream stream , String type , String encoding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CompositeTextExtractor.getContentTyp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mpositeTextExtractor.addTextExtractor( TextExtractor extracto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